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33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3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3">
          <table:table-cell office:value-type="string">
            <text:p>Casa harmony</text:p>
          </table:table-cell>
          <table:table-cell office:value-type="string">
            <text:p><text:a xlink:href="https://atsv7.wcn.co.uk/search_engine/jobs.cgi?owner=5041385&amp;ownertype=fair&amp;jcode=1820325&amp;vt_template=965&amp;adminview=1">https://atsv7.wcn.co.uk/search_engine/jobs.cgi?owner=5041385&amp;ownertype=fair&amp;jcode=1820325&amp;vt_template=965&amp;adminview=1</text:a></text:p>
          </table:table-cell>
        </table:table-row>
        <table:table-row table:style-name="ro2">
          <table:table-cell office:value-type="string">
            <text:p>complexity hub Vienna</text:p>
          </table:table-cell>
          <table:table-cell office:value-type="string">
            <text:p>csh.ac.at/job-openings/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>
            <text:p>OCDE abm</text:p>
          </table:table-cell>
          <table:table-cell office:value-type="string">
            <text:p><text:a xlink:href="https://oecd.taleo.net/careersection/ext/jobdetail.ftl?job=13102&amp;lang=en#.XWZrxIFxero.linkedin">https://oecd.taleo.net/careersection/ext/jobdetail.ftl?job=13102&amp;lang=en#.XWZrxIFxero.linkedin</text:a></text:p>
          </table:table-cell>
        </table:table-row>
        <table:table-row table:style-name="ro3">
          <table:table-cell office:value-type="string">
            <text:p>Postdoc Vermont</text:p>
          </table:table-cell>
          <table:table-cell office:value-type="string">
            <text:p><text:a xlink:href="http://vermontcomplexsystems.org/people/positions/">http://vermontcomplexsystems.org/people/positions/</text:a></text:p>
          </table:table-cell>
        </table:table-row>
        <table:table-row table:style-name="ro3">
          <table:table-cell office:value-type="string">
            <text:p>Tenure Track Amsterdam</text:p>
          </table:table-cell>
          <table:table-cell office:value-type="string">
            <text:p><text:a xlink:href="https://www.uva.nl/en/content/vacancies/2019/08/19-547-tenure-track-position-in-complexity.html?1567092530511&amp;1567500425389">https://www.uva.nl/en/content/vacancies/2019/08/19-547-tenure-track-position-in-complexity.html?1567092530511&amp;1567500425389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postdoc UNAM</text:p>
          </table:table-cell>
          <table:table-cell office:value-type="string">
            <text:p>https://comdig.unam.mx/2019/03/28/postdoctoral-fellowships-at-the-centro-de-ciencias-de-la-complejidad-c3-unam/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R IRD</text:p>
          </table:table-cell>
          <table:table-cell office:value-type="string">
            <text:p>https://www.ird.fr/nous-rejoindre/l-ird-recrute/concours/concours-chercheurs-201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Poste Kisio ?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R IFSTTAR</text:p>
          </table:table-cell>
          <table:table-cell office:value-type="string">
            <text:p>https://www.concours.developpement-durable.gouv.fr/charge-e-de-recherche-du-developpement-durable-de-a126.html</text:p>
          </table:table-cell>
        </table:table-row>
        <table:table-row table:style-name="ro2">
          <table:table-cell/>
          <table:table-cell office:value-type="string">
            <text:p>https://www.concours.developpement-durable.gouv.fr/IMG/pdf/cr03_ifsttar_fiche_de_poste_lvmt_2019_vfinale.pdf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>
            <text:p>Grant fieldwork <text:a xlink:href="http://www.cefc.com.hk/research/jobs-scholarships/fieldwork-grant-2019/">http://www.cefc.com.hk/research/jobs-scholarships/fieldwork-grant-2019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office:value-type="string">
            <text:p>Postdoc LISER <text:a xlink:href="https://jobs.liser.lu/jobs/detail/post-doc-researchers-in-economics-social-or-geographical-sciences-m-f-ref-18-26-97">https://jobs.liser.lu/jobs/detail/post-doc-researchers-in-economics-social-or-geographical-sciences-m-f-ref-18-26-97</text:a>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>
            <text:p>http://www.ntu.edu.sg/ohr/career/CurrentOpenings/ResearchOpenings/ComplexityInstitute/Pages/JOB-2018-0151535.aspx</text:p>
          </table:table-cell>
          <table:table-cell/>
        </table:table-row>
        <table:table-row table:style-name="ro2">
          <table:table-cell office:value-type="string">
            <text:p>http://www.ntu.edu.sg/ohr/career/CurrentOpenings/ResearchOpenings/SCSE/Pages/Research-Fellow-JOB-2018-0190430.aspx</text:p>
          </table:table-cell>
          <table:table-cell/>
        </table:table-row>
        <table:table-row table:style-name="ro2">
          <table:table-cell office:value-type="string">
            <text:p>http://www.ntu.edu.sg/ohr/career/CurrentOpenings/ResearchOpenings/ComplexityInstitute/Pages/RA-0181244.asp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office:value-type="string">
            <text:p>BEFORE 28/10 : <text:a xlink:href="https://www.santafe.edu/jobs/Omidyar-Fellowship-and-ASU-SFI-Center-for-Biosocia">https://www.santafe.edu/jobs/Omidyar-Fellowship-and-ASU-SFI-Center-for-Biosocia</text:a></text:p>
          </table:table-cell>
          <table:table-cell/>
        </table:table-row>
        <table:table-row table:style-name="ro2">
          <table:table-cell office:value-type="string">
            <text:p>https://www.santafe.edu/jobs/SFI-Postdoc-Computational-Social-Scienc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BEFORE 24/10</text:p>
          </table:table-cell>
          <table:table-cell/>
        </table:table-row>
        <table:table-row table:style-name="ro2">
          <table:table-cell office:value-type="string">
            <text:p>https://www.ucl.ac.uk/bartlett/casa/news/2018/sep/casa-recruiting-research-fellow-urban-modelling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>
            <text:p>https://www.fun.ac.jp/en/recruit201901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Labos acceuil cnrs</text:p>
          </table:table-cell>
          <table:table-cell/>
        </table:table-row>
        <table:table-row table:style-name="ro2">
          <table:table-cell office:value-type="string">
            <text:p>https://ecoleurbainedelyon.universite-lyon.fr/contact/</text:p>
          </table:table-cell>
          <table:table-cell/>
        </table:table-row>
        <table:table-row table:style-name="ro2">
          <table:table-cell office:value-type="string">
            <text:p>http://www.lied-pieri.univ-paris-diderot.fr/</text:p>
          </table:table-cell>
          <table:table-cell/>
        </table:table-row>
        <table:table-row table:style-name="ro2">
          <table:table-cell office:value-type="string">
            <text:p>http://koyre.ehess.fr/index.php?367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>
            <text:p>us</text:p>
          </table:table-cell>
          <table:table-cell/>
        </table:table-row>
        <table:table-row table:style-name="ro2">
          <table:table-cell office:value-type="string">
            <text:p>https://miurban.uchicago.edu/our-work/</text:p>
          </table:table-cell>
          <table:table-cell/>
        </table:table-row>
        <table:table-row table:style-name="ro2">
          <table:table-cell office:value-type="string">
            <text:p>http://vermontcomplexsystems.org/people/positions/</text:p>
          </table:table-cell>
          <table:table-cell/>
        </table:table-row>
      </table:table>
      <table:table table:name="Ressources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nterdisc ? https://www.slideshare.net/HirokiSayama/how-to-survive-as-an-interdisciplinary-bein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 PL SungtiL GB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11/09/2019</text:date>, <text:time>11:0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19-09-11T11:05:17</dc:date>
    <meta:editing-duration>PT22M7S</meta:editing-duration>
    <meta:editing-cycles>20</meta:editing-cycles>
    <meta:generator>OpenOffice/4.1.3$Unix OpenOffice.org_project/413m1$Build-9783</meta:generator>
    <dc:creator>Juste Raimbault</dc:creator>
    <meta:document-statistic meta:table-count="2" meta:cell-count="36" meta:object-count="0"/>
  </office:meta>
</office:document-meta>
</file>